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VISIÓN DEL DOCUMENTO DE DISEÑO v1.1</text:p>
      <text:p text:style-name="Standard"/>
      <text:p text:style-name="Standard">A continuación se va a realizar la revisión de la versión 1.1 del documento de diseño entregado el día 29/03/10. Se realizará de la versión 1.1 en vez de la versión 1.0 dada la inmediatez de la actualización acontecida entre ambas versiones.</text:p>
      <text:p text:style-name="Standard"/>
      <text:p text:style-name="Standard">En la parte que abarca hasta la realización del diagrama de componentes (apartado 4), todo se ha realizado siguiendo el guión marcado por el grupo de planificación, y no se ha detectado ninguna <text:s/>incoherencia grave en su desarrol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4M21S</meta:editing-duration>
    <meta:editing-cycles>6</meta:editing-cycles>
    <meta:generator>OpenOffice.org/3.2$Win32 OpenOffice.org_project/320m12$Build-9483</meta:generator>
    <dc:date>2010-04-03T13:54:54.17</dc:date>
    <meta:document-statistic meta:table-count="0" meta:image-count="0" meta:object-count="0" meta:page-count="1" meta:paragraph-count="3" meta:word-count="86" meta:character-count="509"/>
    <meta:user-defined meta:name="Info 1"/>
    <meta:user-defined meta:name="Info 2"/>
    <meta:user-defined meta:name="Info 3"/>
    <meta:user-defined meta:name="Info 4"/>
  </office:meta>
</office:document-meta>
</file>